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115f" officeooo:paragraph-rsid="0011f7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f7e3" officeooo:paragraph-rsid="0011f7e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0435" officeooo:paragraph-rsid="001b043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2f177" officeooo:paragraph-rsid="0012f17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f7e3" officeooo:paragraph-rsid="0011f7e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9f5" officeooo:paragraph-rsid="001c89f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a115f" officeooo:paragraph-rsid="0011f7e3" style:font-size-asian="22pt" style:font-weight-asian="bold" style:font-size-complex="22pt" style:font-weight-complex="bold"/>
    </style:style>
    <style:style style:name="T1" style:family="text">
      <style:text-properties officeooo:rsid="0011f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2e6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89f5" style:font-weight-asian="normal" style:font-weight-complex="normal"/>
    </style:style>
    <style:style style:name="T6" style:family="text">
      <style:text-properties fo:font-weight="normal" officeooo:rsid="001fb49f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22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Assignment <text:span text:style-name="T1">3</text:span></text:p>
      <text:p text:style-name="P1"/>
      <text:p text:style-name="P5">Q1. Does ANSI reccognize the data type DATE?</text:p>
      <text:p text:style-name="P2"><text:span text:style-name="T2">Ans:</text:span><text:tab/><text:span text:style-name="T8">No, ANSI only recognizes character (char &amp; varchar) and number (int &amp; float) type data</text:span><text:span text:style-name="T3">.</text:span></text:p>
      <text:p text:style-name="P3"/>
      <text:p text:style-name="P4">Q2. Which subdivision of SQL is used to insert values in table?</text:p>
      <text:p text:style-name="P4">Ans:<text:tab/><text:span text:style-name="T5">SQL insert into statement is used to add new rows into the table.</text:span></text:p>
      <text:p text:style-name="P6"><text:span text:style-name="T7">eg.</text:span><text:span text:style-name="T4">: insert into emp (enum,ename,dept,sal) values (101, ‘Pavan’, ‘HR’,7000); </text:span></text:p>
      <text:p text:style-name="P6"><text:span text:style-name="T4">where ‘emp’ is </text:span><text:span text:style-name="T6">table name containing ‘enum’, ‘ename’, ‘dept’, ‘sal’ as colum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7:23.161445572</meta:creation-date>
    <meta:generator>LibreOffice/7.3.7.2$Linux_X86_64 LibreOffice_project/30$Build-2</meta:generator>
    <dc:date>2023-09-11T23:50:14.071377538</dc:date>
    <meta:editing-duration>PT17M18S</meta:editing-duration>
    <meta:editing-cycles>10</meta:editing-cycles>
    <meta:document-statistic meta:table-count="0" meta:image-count="0" meta:object-count="0" meta:page-count="1" meta:paragraph-count="7" meta:word-count="74" meta:character-count="441" meta:non-whitespace-character-count="373"/>
  </office:meta>
</office:document-meta>
</file>